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0205209C827.png" manifest:media-type="image/pn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1cm" svg:stroke-color="#3465a4" draw:marker-start="Arrowheads_20_2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3465a4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3465a4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5.408cm" svg:height="5.762cm" svg:x="8.31cm" svg:y="10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08cm" svg:height="5.762cm" svg:x="7.594cm" svg:y="11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216cm" svg:y="13.462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216cm" svg:y1="14.732cm" svg:x2="12.374cm" svg:y2="16.764cm">
          <text:p/>
        </draw:line>
        <draw:line draw:style-name="gr3" draw:text-style-name="P1" draw:layer="layout" svg:x1="18.216cm" svg:y1="13.97cm" svg:x2="13.718cm" svg:y2="14.07cm">
          <text:p/>
        </draw:line>
        <draw:line draw:style-name="gr3" draw:text-style-name="P1" draw:layer="layout" svg:x1="18.216cm" svg:y1="14.478cm" svg:x2="13.002cm" svg:y2="15.24cm">
          <text:p/>
        </draw:line>
        <draw:frame draw:style-name="gr4" draw:text-style-name="P4" draw:layer="layout" svg:width="5.406cm" svg:height="2.156cm" svg:x="13.718cm" svg:y="9.66cm">
          <draw:text-box>
            <text:p text:style-name="P3"><text:span text:style-name="T1">Crail </text:span></text:p>
            <text:p text:style-name="P3"><text:span text:style-name="T1">namenode </text:span></text:p>
            <text:p text:style-name="P3"><text:span text:style-name="T1"/></text:p>
          </draw:text-box>
        </draw:frame>
        <draw:custom-shape draw:style-name="gr1" draw:text-style-name="P1" draw:layer="layout" svg:width="5.408cm" svg:height="5.762cm" svg:x="6.966cm" svg:y="12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7.594cm" svg:y="16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8.695cm" svg:y="16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9.796cm" svg:y="16.5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0.762cm" svg:x="10.897cm" svg:y="16.5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762cm" svg:height="1.27cm" draw:transform="rotate (-3.14159265358979) translate (9.272cm 18.896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" draw:layer="layout" svg:width="0.762cm" svg:height="1.27cm" draw:transform="rotate (-3.14159265358979) translate (10.472cm 18.896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g>
          <draw:custom-shape draw:style-name="gr5" draw:text-style-name="P1" draw:layer="layout" svg:width="0.762cm" svg:height="0.381cm" svg:x="7.5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7.5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7.5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8.6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8.6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8.6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9.7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9.7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9.748cm" svg:y="15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762cm" svg:height="0.381cm" svg:x="10.848cm" svg:y="15.1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10.848cm" svg:y="15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0.381cm" svg:x="10.848cm" svg:y="15.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0.762cm" svg:height="0.762cm" svg:x="7.548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8.649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9.75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62cm" svg:height="0.762cm" svg:x="10.851cm" svg:y="14.116cm">
          <text:p/>
          <draw:enhanced-geometry svg:viewBox="0 0 21600 21600" draw:text-areas="0 0 21600 21600" draw:type="circular-arrow" draw:modifiers="180 112.771353608582 5685.984892694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8.61cm" svg:y1="12.673cm" svg:x2="8.102cm" svg:y2="13.181cm">
            <text:p/>
          </draw:line>
          <draw:line draw:style-name="gr8" draw:text-style-name="P1" draw:layer="layout" svg:x1="8.918cm" svg:y1="13.181cm" svg:x2="8.41cm" svg:y2="12.673cm">
            <text:p/>
          </draw:line>
          <draw:line draw:style-name="gr8" draw:text-style-name="P1" draw:layer="layout" svg:x1="9.272cm" svg:y1="13.562cm" svg:x2="8.764cm" svg:y2="13.054cm">
            <text:p/>
          </draw:line>
          <draw:line draw:style-name="gr9" draw:text-style-name="P1" draw:layer="layout" svg:x1="8.864cm" svg:y1="13.027cm" svg:x2="8.356cm" svg:y2="13.535cm">
            <text:p/>
          </draw:line>
        </draw:g>
        <draw:g>
          <draw:custom-shape draw:style-name="gr5" draw:text-style-name="P1" draw:layer="layout" svg:width="1.016cm" svg:height="0.254cm" svg:x="9.834cm" svg:y="12.57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2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3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0.254cm" svg:x="9.834cm" svg:y="13.33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0.088cm" svg:y1="12.573cm" svg:x2="10.088cm" svg:y2="13.589cm">
            <text:p/>
          </draw:line>
        </draw:g>
        <draw:custom-shape draw:style-name="gr6" draw:text-style-name="P1" draw:layer="layout" svg:width="1.945cm" svg:height="1.945cm" draw:transform="rotate (1.84847821078719) translate (16.772cm 15.68cm)">
          <text:p/>
          <draw:enhanced-geometry svg:viewBox="0 0 21600 21600" draw:text-areas="0 0 21600 21600" draw:type="circular-arrow" draw:modifiers="180 -17.557881290937 9830.436254257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6" draw:layer="layout" svg:width="3.156cm" svg:height="0.806cm" svg:x="3.81cm" svg:y="16.602cm">
          <draw:text-box>
            <text:p text:style-name="P5"><text:span text:style-name="T2">CPU cores</text:span></text:p>
          </draw:text-box>
        </draw:frame>
        <draw:frame draw:style-name="gr4" draw:text-style-name="P6" draw:layer="layout" svg:width="3.156cm" svg:height="1.361cm" svg:x="3.81cm" svg:y="17.48cm">
          <draw:text-box>
            <text:p text:style-name="P5"><text:span text:style-name="T2">Network interfaces</text:span></text:p>
          </draw:text-box>
        </draw:frame>
        <draw:frame draw:style-name="gr4" draw:text-style-name="P6" draw:layer="layout" svg:width="4.172cm" svg:height="1.361cm" svg:x="2.794cm" svg:y="15.102cm">
          <draw:text-box>
            <text:p text:style-name="P5"><text:span text:style-name="T2">user-mapped network queues</text:span></text:p>
          </draw:text-box>
        </draw:frame>
        <draw:frame draw:style-name="gr4" draw:text-style-name="P6" draw:layer="layout" svg:width="4.172cm" svg:height="0.806cm" svg:x="2.794cm" svg:y="14.17cm">
          <draw:text-box>
            <text:p text:style-name="P5"><text:span text:style-name="T2">RPC processing</text:span></text:p>
          </draw:text-box>
        </draw:frame>
        <draw:line draw:style-name="gr11" draw:text-style-name="P1" draw:layer="layout" svg:x1="7.594cm" svg:y1="12.954cm" svg:x2="6.35cm" svg:y2="13.208cm">
          <text:p/>
        </draw:line>
        <draw:frame draw:style-name="gr4" draw:text-style-name="P6" draw:layer="layout" svg:width="3.156cm" svg:height="1.361cm" svg:x="3.048cm" svg:y="12.6cm">
          <draw:text-box>
            <text:p text:style-name="P5"><text:span text:style-name="T2">Hierarchical metadata</text:span></text:p>
          </draw:text-box>
        </draw:frame>
        <draw:frame draw:style-name="gr4" draw:text-style-name="P7" draw:layer="layout" svg:width="3.156cm" svg:height="1.361cm" svg:x="13.762cm" svg:y="12.101cm">
          <draw:text-box>
            <text:p text:style-name="P3"><text:span text:style-name="T2">Lock-free fast map</text:span></text:p>
          </draw:text-box>
        </draw:frame>
        <draw:line draw:style-name="gr11" draw:text-style-name="P1" draw:layer="layout" svg:x1="13.762cm" svg:y1="12.7cm" svg:x2="11.13cm" svg:y2="13.208cm">
          <text:p/>
        </draw:line>
        <draw:frame draw:style-name="gr4" draw:text-style-name="P7" draw:layer="layout" svg:width="1.778cm" svg:height="0.806cm" svg:x="16.502cm" svg:y="15.557cm">
          <draw:text-box>
            <text:p text:style-name="P3"><text:span text:style-name="T2">hash</text:span></text:p>
          </draw:text-box>
        </draw:frame>
        <draw:frame draw:style-name="gr4" draw:text-style-name="P7" draw:layer="layout" svg:width="2.54cm" svg:height="0.806cm" svg:x="13.462cm" svg:y="16.256cm">
          <draw:text-box>
            <text:p text:style-name="P3"><text:span text:style-name="T2">getFile(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2T10:00:09.845644906</dc:date>
    <meta:editing-duration>P2DT4H49M20S</meta:editing-duration>
    <meta:editing-cycles>802</meta:editing-cycles>
    <meta:generator>LibreOffice/4.2.8.2$Linux_X86_64 LibreOffice_project/420m0$Build-2</meta:generator>
    <meta:document-statistic meta:object-count="93"/>
  </office:meta>
</office:document-meta>
</file>